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1.5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 Amer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 America</text:p>
          </table:table-cell>
        </table:table-row>
      </table:table>
      <table:table table:name="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iforn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ori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org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llino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Jerse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ssian Fede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udi Ara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x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ai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rk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rgin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 centers" table:style-name="ta1">
        <table:table-column table:style-name="co1" table:default-cell-style-name="Default"/>
        <table:table-column table:style-name="co6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 East (N Virgini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 West (Oregon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 West (N California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ky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dney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1" table:target-range-address="Users.B2:Users.B10485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1:00:07.178707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9T17:21:43.111012903</meta:creation-date>
    <dc:date>2015-06-30T11:36:15.817099766</dc:date>
    <dc:creator>Santiago INCO</dc:creator>
    <meta:editing-duration>PT42M40S</meta:editing-duration>
    <meta:editing-cycles>9</meta:editing-cycles>
    <meta:generator>LibreOffice/4.3.7.2$Linux_X86_64 LibreOffice_project/430$Build-2</meta:generator>
    <meta:document-statistic meta:table-count="3" meta:cell-count="134" meta:object-count="0"/>
  </office:meta>
</office:document-meta>
</file>